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Serif Pro" svg:font-family="'Source Serif Pro', serif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8pt" fo:font-weight="bold" officeooo:rsid="001363cb" officeooo:paragraph-rsid="001363c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8pt" fo:font-weight="bold" officeooo:rsid="001363cb" officeooo:paragraph-rsid="001363cb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FreeSans" fo:font-size="18pt" fo:font-weight="bold" officeooo:rsid="001363cb" officeooo:paragraph-rsid="001363cb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T1" style:family="text">
      <style:text-properties fo:color="#3d464d" style:font-name="Source Serif Pro" fo:font-size="13.5pt" loext:padding="0cm" loext:border="none"/>
    </style:style>
    <style:style style:name="T2" style:family="text">
      <style:text-properties fo:color="#3d464d" style:font-name="Source Serif Pro" fo:font-size="13.5pt" fo:font-weight="normal" style:font-weight-asian="normal" style:font-weight-complex="normal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3:Indrodução à orientação a objetos</text:p>
      <text:p text:style-name="P1"/>
      <text:p text:style-name="P3"><text:span text:style-name="T1">Falamos nessa aula sobre a </text:span><text:span text:style-name="Strong_20_Emphasis"><text:span text:style-name="T1">coesão</text:span></text:span><text:span text:style-name="T1"> que é ligado ao principio de </text:span><text:span text:style-name="Emphasis"><text:span text:style-name="T1">responsabilidade única</text:span></text:span><text:span text:style-name="T1">. Aprendemos que uma classe deve ter apenas uma responsabilidade (ou deve ter apenas uma razão para existir). Em outras palavras, ela não deve assumir responsabilidades que não são delas.</text:span></text:p>
      <text:p text:style-name="P6"><text:span text:style-name="T1">Além desse princípio de </text:span><text:span text:style-name="Emphasis"><text:span text:style-name="T1">responsabilidade única</text:span></text:span><text:span text:style-name="T1"> existem outras que foram definidos através do Robert C. Martin no inicio dos anos 2000 e são conhecidos pelo acrônimo </text:span><text:span text:style-name="Strong_20_Emphasis"><text:span text:style-name="T1">SOLID</text:span></text:span><text:span text:style-name="T1">:</text:span></text:p>
      <text:list xml:id="list898077069222469120" text:style-name="L1">
        <text:list-item>
          <text:p text:style-name="P5"><text:span text:style-name="Strong_20_Emphasis"><text:span text:style-name="T1">S</text:span></text:span><text:span text:style-name="T1"> - Single responsibility principle</text:span></text:p>
        </text:list-item>
        <text:list-item>
          <text:p text:style-name="P5"><text:span text:style-name="Strong_20_Emphasis"><text:span text:style-name="T1">O</text:span></text:span><text:span text:style-name="T1"> - Open/closed principle</text:span></text:p>
        </text:list-item>
        <text:list-item>
          <text:p text:style-name="P5"><text:span text:style-name="Strong_20_Emphasis"><text:span text:style-name="T1">L</text:span></text:span><text:span text:style-name="T1"> - Liskov substitution principle</text:span></text:p>
        </text:list-item>
        <text:list-item>
          <text:p text:style-name="P5"><text:span text:style-name="Strong_20_Emphasis"><text:span text:style-name="T1">I</text:span></text:span><text:span text:style-name="T1"> - Interface segregation principle</text:span></text:p>
        </text:list-item>
        <text:list-item>
          <text:p text:style-name="P5"><text:span text:style-name="Strong_20_Emphasis"><text:span text:style-name="T1">D</text:span></text:span><text:span text:style-name="T1"> - Dependency inversion principle</text:span></text:p>
        </text:list-item>
      </text:list>
      <text:p text:style-name="P7">Na Alura temos cursos específicos sobre o SOLID, mas fique tranquilo, na medida que você avança no mundo OO esses princípios ficam mais claros e fáceis de se entender.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Serif Pro" svg:font-family="'Source Serif Pro', serif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4:33:24.090413875</meta:creation-date>
    <dc:date>2017-12-21T14:42:58.337844700</dc:date>
    <meta:editing-duration>PT9M34S</meta:editing-duration>
    <meta:editing-cycles>1</meta:editing-cycles>
    <meta:document-statistic meta:table-count="0" meta:image-count="0" meta:object-count="0" meta:page-count="1" meta:paragraph-count="9" meta:word-count="134" meta:character-count="819" meta:non-whitespace-character-count="699"/>
    <meta:generator>LibreOffice/5.1.6.2$Linux_X86_64 LibreOffice_project/10m0$Build-2</meta:generator>
  </office:meta>
</office:document-meta>
</file>